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9626in"/>
    </style:style>
    <style:style style:name="co7" style:family="table-column">
      <style:table-column-properties fo:break-before="auto" style:column-width="1.6591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62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126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1.2791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List2">
      <style:table-properties table:display="true" style:writing-mode="lr-tb"/>
    </style:style>
    <style:style style:name="ta2" style:family="table" style:master-page-name="PageStyle_5f_List3">
      <style:table-properties table:display="true" style:writing-mode="lr-tb"/>
    </style:style>
    <style:style style:name="ta3" style:family="table" style:master-page-name="PageStyle_5f_List4">
      <style:table-properties table:display="true" style:writing-mode="lr-tb"/>
    </style:style>
    <style:style style:name="ta4" style:family="table" style:master-page-name="PageStyle_5f_List5">
      <style:table-properties table:display="true" style:writing-mode="lr-tb"/>
    </style:style>
    <style:style style:name="ta5" style:family="table" style:master-page-name="PageStyle_5f_List6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9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93cddd" style:diagonal-bl-tr="none" style:diagonal-tl-br="none" fo:border="2.24pt dashe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cc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11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0136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0136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77933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2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name-complex="Arial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List5.B16"/>
      <style:map style:condition="cell-content()&lt;220" style:apply-style-name="Bad" style:base-cell-address="List5.B16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shrink-to-fit="false" fo:border-top="0.74pt solid #00000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font-style-complex="normal" style:font-weight-complex="normal"/>
      <style:map style:condition="cell-content()&gt;230" style:apply-style-name="Good" style:base-cell-address="List5.B16"/>
      <style:map style:condition="cell-content()&lt;220" style:apply-style-name="Bad" style:base-cell-address="List5.B16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List5.B16"/>
      <style:map style:condition="cell-content()&lt;220" style:apply-style-name="Bad" style:base-cell-address="List5.B16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List5.B16"/>
      <style:map style:condition="cell-content()&lt;220" style:apply-style-name="Bad" style:base-cell-address="List5.B16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2.49pt solid #558ed5" style:direction="ltr" fo:border-right="2.49pt solid #558ed5" style:rotation-angle="0" style:shrink-to-fit="false" fo:border-top="2.49pt solid #558ed5" loext:vertical-justify="auto">
        <loext:border-left-complex-color loext:theme-type="dark2" loext:color-type="theme">
          <loext:transformation loext:type="lummod" loext:value="6000"/>
          <loext:transformation loext:type="lumoff" loext:value="3999"/>
        </loext:border-left-complex-color>
        <loext:border-right-complex-color loext:theme-type="dark2" loext:color-type="theme">
          <loext:transformation loext:type="lummod" loext:value="6000"/>
          <loext:transformation loext:type="lumoff" loext:value="3999"/>
        </loext:border-right-complex-color>
        <loext:border-top-complex-color loext:theme-type="dark2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fo:text-align="center"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558ed5" style:direction="ltr" fo:border-right="2.49pt solid #558ed5" style:rotation-angle="0" style:rotation-align="none" style:shrink-to-fit="false" fo:border-top="none" style:vertical-align="bottom" loext:vertical-justify="auto">
        <loext:border-left-complex-color loext:theme-type="dark2" loext:color-type="theme">
          <loext:transformation loext:type="lummod" loext:value="6000"/>
          <loext:transformation loext:type="lumoff" loext:value="3999"/>
        </loext:border-left-complex-color>
        <loext:border-right-complex-color loext:theme-type="dark2" loext:color-type="theme">
          <loext:transformation loext:type="lummod" loext:value="6000"/>
          <loext:transformation loext:type="lumoff" loext:value="3999"/>
        </loext:border-right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10">
      <style:table-cell-properties fo:background-color="#ffc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0137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10137">
      <style:table-cell-properties fo:border-bottom="1.76pt solid #000000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0137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6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1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'Absolutni adresa'.B16"/>
      <style:map style:condition="cell-content()&lt;220" style:apply-style-name="Bad" style:base-cell-address="'Absolutni adresa'.B16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shrink-to-fit="false" fo:border-top="0.74pt solid #00000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font-style-complex="normal" style:font-weight-complex="normal"/>
      <style:map style:condition="cell-content()&gt;230" style:apply-style-name="Good" style:base-cell-address="'Absolutni adresa'.B16"/>
      <style:map style:condition="cell-content()&lt;220" style:apply-style-name="Bad" style:base-cell-address="'Absolutni adresa'.B16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'Absolutni adresa'.B16"/>
      <style:map style:condition="cell-content()&lt;220" style:apply-style-name="Bad" style:base-cell-address="'Absolutni adresa'.B16"/>
    </style:style>
    <style:style style:name="ce14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&gt;230" style:apply-style-name="Good" style:base-cell-address="'Absolutni adresa'.B16"/>
      <style:map style:condition="cell-content()&lt;220" style:apply-style-name="Bad" style:base-cell-address="'Absolutni adresa'.B16"/>
    </style:style>
    <style:style style:name="gr1" style:family="graphic" style:parent-style-name="Default">
      <style:graphic-properties draw:stroke="solid" svg:stroke-width="0.028in" svg:stroke-color="#000000" draw:marker-end="msArrowOpenEnd_20_5_20_71" draw:marker-end-width="0.0976in" draw:marker-end-center="false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22in" draw:shadow-color="#000000" draw:shadow-opacity="38%" loext:shadow-blur="0.0437in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102in" svg:stroke-color="#bcbcbc" draw:fill="solid" draw:fill-color="#ffffff" draw:textarea-horizontal-align="justify" draw:textarea-vertical-align="top" draw:auto-grow-height="false" draw:fit-to-size="false" style:shrink-to-fit="false" fo:min-height="0.7449in" fo:min-width="4.6445in" fo:padding-top="0.0492in" fo:padding-bottom="0.0492in" fo:padding-left="0.0984in" fo:padding-right="0.0984in" fo:wrap-option="wrap" style:writing-mode="lr-tb" loext:decorative="false">
        <loext:fill-complex-color loext:theme-type="light1" loext:color-type="theme"/>
      </style:graphic-properties>
      <style:paragraph-properties fo:margin-left="0in" fo:margin-right="0in" fo:margin-top="0in" fo:margin-bottom="0in" fo:line-height="100%" fo:text-align="start" fo:text-indent="0in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cs" fo:country="CZ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5)" table:allow-empty-cell="true" table:base-cell-address="'Absolutni adresa'.C18">
          <table:error-message table:message-type="stop" table:display="true"/>
        </table:content-validation>
      </table:content-validations>
      <table:table table:name="List2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number-columns-repeated="16380" table:default-cell-style-name="ce101"/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table:number-columns-repeated="4"/>
          <table:table-cell table:style-name="ce100"/>
          <table:table-cell table:style-name="Default" table:number-columns-repeated="4"/>
          <table:table-cell table:style-name="ce102" table:number-columns-repeated="16375"/>
        </table:table-row>
        <table:table-row table:style-name="ro1" table:number-rows-repeated="4">
          <table:table-cell table:style-name="Default" table:number-columns-repeated="4"/>
          <table:table-cell table:style-name="ce99"/>
          <table:table-cell table:style-name="Default" table:number-columns-repeated="4"/>
          <table:table-cell table:number-columns-repeated="16375"/>
        </table:table-row>
        <table:table-row table:style-name="ro2">
          <table:table-cell table:style-name="ce99" table:number-columns-repeated="5"/>
          <table:table-cell table:number-columns-repeated="16379"/>
        </table:table-row>
        <table:table-row table:style-name="ro2">
          <table:table-cell table:style-name="ce100" office:value-type="string" calcext:value-type="string">
            <text:p>Úkoly:</text:p>
          </table:table-cell>
          <table:table-cell table:style-name="ce99" table:number-columns-repeated="4"/>
          <table:table-cell table:number-columns-repeated="16379"/>
        </table:table-row>
        <table:table-row table:style-name="ro2">
          <table:table-cell table:style-name="ce99" office:value-type="string" calcext:value-type="string">
            <text:p><text:s/>- přesuňte žlutou tabulku do levého horního rohu tohoto listu,</text:p>
          </table:table-cell>
          <table:table-cell table:style-name="ce99" table:number-columns-repeated="4"/>
          <table:table-cell table:number-columns-repeated="16379"/>
        </table:table-row>
        <table:table-row table:style-name="ro2">
          <table:table-cell office:value-type="string" calcext:value-type="string">
            <text:p><text:s/>- odstraňte u tabulky nevhodné natočení textu u slov Jméno, Příjmení atd., 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2"/>
          <table:table-cell table:style-name="ce103"/>
          <table:table-cell table:number-columns-repeated="16373"/>
        </table:table-row>
        <table:table-row table:style-name="ro2">
          <table:table-cell table:style-name="ce99" office:value-type="string" calcext:value-type="string">
            <text:p><text:s/>- u celé tabulky nastavte vnější ohraničení tlustou černou čarou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u celé tabulky nastavte vnitřní ohraničení tenkou čarou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<text:s/>- rozšiřte sloupce A - D tak, aby se text v tabulce vešel do jednotlivých sloupců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odstraňte žlutou výplň tabulky a nastavte pozadí tabulky "bez výplně",</text:p>
          </table:table-cell>
          <table:table-cell table:style-name="ce99" table:number-columns-repeated="4"/>
          <table:table-cell table:number-columns-repeated="16379"/>
        </table:table-row>
        <table:table-row table:style-name="ro2">
          <table:table-cell table:style-name="ce99" office:value-type="string" calcext:value-type="string">
            <text:p><text:s/>- ve sloupci Věk nastavte správný formát čísel,</text:p>
          </table:table-cell>
          <table:table-cell table:style-name="ce99" table:number-columns-repeated="4"/>
          <table:table-cell table:number-columns-repeated="16379"/>
        </table:table-row>
        <table:table-row table:style-name="ro2">
          <table:table-cell table:style-name="ce99" office:value-type="string" calcext:value-type="string">
            <text:p><text:s/>- v celé tabulce zarovnejte obsah buněk na střed - vodorovně i svisle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slučte buňky prvního řádku tabulky do jedné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nastavte barvu textu v tabulce na černou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ohraničte modrou buňku K10 tlustou přerušovanou čarou,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99" office:value-type="string" calcext:value-type="string">
            <text:p><text:s/>- vložte kopii této tabulky do levého horního rohu Listu7 a pokračujte v práci na Listu3.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/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>
          <table:table-cell table:style-name="ce100" office:value-type="string" calcext:value-type="string">
            <text:p>Pokračujte na dalším listu.</text:p>
          </table:table-cell>
          <table:table-cell table:style-name="ce99" table:number-columns-repeated="4"/>
          <table:table-cell/>
          <table:table-cell table:style-name="ce99" table:number-columns-repeated="2"/>
          <table:table-cell table:number-columns-repeated="16376"/>
        </table:table-row>
        <table:table-row table:style-name="ro2" table:number-rows-repeated="7">
          <table:table-cell table:style-name="ce99" table:number-columns-repeated="5"/>
          <table:table-cell/>
          <table:table-cell table:style-name="ce99" table:number-columns-repeated="2"/>
          <table:table-cell table:number-columns-repeated="16376"/>
        </table:table-row>
        <table:table-row table:style-name="ro2" table:number-rows-repeated="3">
          <table:table-cell table:style-name="ce99" table:number-columns-repeated="8"/>
          <table:table-cell table:number-columns-repeated="16376"/>
        </table:table-row>
        <table:table-row table:style-name="ro2">
          <table:table-cell table:style-name="ce100"/>
          <table:table-cell table:style-name="ce99" table:number-columns-repeated="7"/>
          <table:table-cell table:number-columns-repeated="16376"/>
        </table:table-row>
        <table:table-row table:style-name="ro2" table:number-rows-repeated="2">
          <table:table-cell table:style-name="ce99" table:number-columns-repeated="8"/>
          <table:table-cell table:number-columns-repeated="16376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3" table:style-name="ta2">
        <table:table-column table:style-name="co5" table:number-columns-repeated="5" table:default-cell-style-name="ce104"/>
        <table:table-column table:style-name="co6" table:default-cell-style-name="ce104"/>
        <table:table-column table:style-name="co7" table:default-cell-style-name="ce104"/>
        <table:table-column table:style-name="co5" table:number-columns-repeated="16377" table:default-cell-style-name="ce104"/>
        <table:table-row table:style-name="ro2">
          <table:table-cell table:style-name="ce102" office:value-type="string" calcext:value-type="string">
            <text:p>Úkoly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ložte do žlutých buněk požadované vzorce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float" office:value="954" calcext:value-type="float">
            <text:p>954</text:p>
          </table:table-cell>
          <table:table-cell/>
          <table:table-cell office:value-type="string" calcext:value-type="string">
            <text:p>součet buněk A4 až A11</text:p>
          </table:table-cell>
          <table:table-cell table:number-columns-repeated="3"/>
          <table:table-cell table:style-name="ce107" table:formula="of:=SUM([.A4:.A12])" office:value-type="float" office:value="4826.823" calcext:value-type="float">
            <text:p>4826.823</text:p>
          </table:table-cell>
          <table:table-cell table:style-name="ce101" table:number-columns-repeated="7"/>
          <table:table-cell table:number-columns-repeated="16370"/>
        </table:table-row>
        <table:table-row table:style-name="ro2">
          <table:table-cell table:style-name="ce105" office:value-type="float" office:value="995" calcext:value-type="float">
            <text:p>995</text:p>
          </table:table-cell>
          <table:table-cell table:style-name="ce106"/>
          <table:table-cell table:style-name="ce106" office:value-type="string" calcext:value-type="string">
            <text:p>součet buněk A4 až A10 + průměr z buněk A10 až A12</text:p>
          </table:table-cell>
          <table:table-cell table:style-name="ce106" table:number-columns-repeated="2"/>
          <table:table-cell/>
          <table:table-cell table:style-name="ce107" table:formula="of:=SUM([.A4:.A10])+AVERAGE([.A10:.A12])" office:value-type="float" office:value="4290.48966666667" calcext:value-type="float">
            <text:p>4290.48966666667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923" calcext:value-type="float">
            <text:p>923</text:p>
          </table:table-cell>
          <table:table-cell/>
          <table:table-cell office:value-type="string" calcext:value-type="string">
            <text:p>50% z A6:</text:p>
          </table:table-cell>
          <table:table-cell table:number-columns-repeated="3"/>
          <table:table-cell table:style-name="ce107" table:formula="of:=([.A6]/2)" office:value-type="float" office:value="461.5" calcext:value-type="float">
            <text:p>461.5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498" calcext:value-type="float">
            <text:p>498</text:p>
          </table:table-cell>
          <table:table-cell/>
          <table:table-cell office:value-type="string" calcext:value-type="string">
            <text:p>A7 - 20% z A7</text:p>
          </table:table-cell>
          <table:table-cell table:number-columns-repeated="3"/>
          <table:table-cell table:style-name="ce107" table:formula="of:=([.A7]-([.A7]/5))" office:value-type="float" office:value="398.4" calcext:value-type="float">
            <text:p>398.4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437" calcext:value-type="float">
            <text:p>437</text:p>
          </table:table-cell>
          <table:table-cell/>
          <table:table-cell office:value-type="string" calcext:value-type="string">
            <text:p>A8 + 64% z A8</text:p>
          </table:table-cell>
          <table:table-cell table:number-columns-repeated="3"/>
          <table:table-cell table:style-name="ce107" table:formula="of:=([.A8]+([.A8]/100)*64)" office:value-type="float" office:value="716.68" calcext:value-type="float">
            <text:p>716.68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0.823" calcext:value-type="float">
            <text:p>0.823</text:p>
          </table:table-cell>
          <table:table-cell table:style-name="ce106"/>
          <table:table-cell table:style-name="ce106" office:value-type="string" calcext:value-type="string">
            <text:p>A9 ve tvaru procent</text:p>
          </table:table-cell>
          <table:table-cell table:style-name="ce106" table:number-columns-repeated="2"/>
          <table:table-cell/>
          <table:table-cell table:style-name="ce108" table:formula="of:=[.A9]" office:value-type="percentage" office:value="0.823" calcext:value-type="percentage">
            <text:p>82.30%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143" calcext:value-type="float">
            <text:p>143</text:p>
          </table:table-cell>
          <table:table-cell/>
          <table:table-cell office:value-type="string" calcext:value-type="string">
            <text:p>A10 ve formátu měna (Kč) s dvěma desetinnými místy</text:p>
          </table:table-cell>
          <table:table-cell table:number-columns-repeated="3"/>
          <table:table-cell table:style-name="ce109" table:formula="of:=[.A10]" office:value-type="currency" office:currency="CZK" office:value="143" calcext:value-type="currency">
            <text:p>143.00 Kč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333" calcext:value-type="float">
            <text:p>333</text:p>
          </table:table-cell>
          <table:table-cell/>
          <table:table-cell office:value-type="string" calcext:value-type="string">
            <text:p>A11 na druhou</text:p>
          </table:table-cell>
          <table:table-cell table:number-columns-repeated="3"/>
          <table:table-cell table:style-name="ce107" table:formula="of:=([.A11]^2)" office:value-type="float" office:value="110889" calcext:value-type="float">
            <text:p>110889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5" office:value-type="float" office:value="543" calcext:value-type="float">
            <text:p>543</text:p>
          </table:table-cell>
          <table:table-cell/>
          <table:table-cell office:value-type="string" calcext:value-type="string">
            <text:p>A12/(součet buněk A4 až A10)</text:p>
          </table:table-cell>
          <table:table-cell table:number-columns-repeated="3"/>
          <table:table-cell table:style-name="ce107" table:formula="of:=([.A12])/SUM([.A4:.A10])" office:value-type="float" office:value="0.137439718256171" calcext:value-type="float">
            <text:p>0.137439718256171</text:p>
          </table:table-cell>
          <table:table-cell table:style-name="ce101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1" table:number-columns-repeated="8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 table:style-name="ce101" office:value-type="string" calcext:value-type="string">
            <text:p><text:s/>- u všech žlutých buněk zobrazte předchůdce vzorců.</text:p>
          </table:table-cell>
          <table:table-cell table:style-name="ce101" table:number-columns-repeated="7"/>
          <table:table-cell table:style-name="ce110" table:number-columns-repeated="2"/>
          <table:table-cell table:style-name="ce101"/>
          <table:table-cell table:style-name="ce110" table:number-columns-repeated="2"/>
          <table:table-cell table:style-name="ce101"/>
          <table:table-cell table:number-columns-repeated="16370"/>
        </table:table-row>
        <table:table-row table:style-name="ro2">
          <table:table-cell/>
          <table:table-cell table:style-name="ce101" table:number-columns-repeated="7"/>
          <table:table-cell table:style-name="ce110"/>
          <table:table-cell table:style-name="ce101" table:number-columns-repeated="2"/>
          <table:table-cell table:style-name="ce110"/>
          <table:table-cell table:style-name="ce101" table:number-columns-repeated="2"/>
          <table:table-cell table:number-columns-repeated="16370"/>
        </table:table-row>
        <table:table-row table:style-name="ro2">
          <table:table-cell table:style-name="ce101" table:number-columns-repeated="8"/>
          <table:table-cell table:style-name="ce110"/>
          <table:table-cell table:style-name="ce101" table:number-columns-repeated="2"/>
          <table:table-cell table:style-name="ce110"/>
          <table:table-cell table:style-name="ce101" table:number-columns-repeated="2"/>
          <table:table-cell table:number-columns-repeated="16370"/>
        </table:table-row>
        <table:table-row table:style-name="ro2">
          <table:table-cell table:style-name="ce102" office:value-type="string" calcext:value-type="string">
            <text:p>Pokračujte na dalším listu.</text:p>
          </table:table-cell>
          <table:table-cell table:style-name="ce101" table:number-columns-repeated="7"/>
          <table:table-cell table:style-name="ce110"/>
          <table:table-cell table:style-name="ce101" table:number-columns-repeated="2"/>
          <table:table-cell table:style-name="ce110"/>
          <table:table-cell table:style-name="ce101" table:number-columns-repeated="2"/>
          <table:table-cell table:number-columns-repeated="16370"/>
        </table:table-row>
        <table:table-row table:style-name="ro2" table:number-rows-repeated="2">
          <table:table-cell table:style-name="ce101" table:number-columns-repeated="8"/>
          <table:table-cell table:style-name="ce110"/>
          <table:table-cell table:style-name="ce101" table:number-columns-repeated="2"/>
          <table:table-cell table:style-name="ce110"/>
          <table:table-cell table:style-name="ce101" table:number-columns-repeated="2"/>
          <table:table-cell table:number-columns-repeated="16370"/>
        </table:table-row>
        <table:table-row table:style-name="ro2">
          <table:table-cell table:style-name="ce101" table:number-columns-repeated="11"/>
          <table:table-cell table:style-name="ce111"/>
          <table:table-cell table:style-name="ce101" table:number-columns-repeated="2"/>
          <table:table-cell table:number-columns-repeated="16370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style-name="ce102"/>
          <table:table-cell table:number-columns-repeated="16383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4" table:style-name="ta3">
        <table:table-column table:style-name="co8" table:default-cell-style-name="ce106"/>
        <table:table-column table:style-name="co5" table:number-columns-repeated="5" table:default-cell-style-name="ce106"/>
        <table:table-column table:style-name="co9" table:default-cell-style-name="ce106"/>
        <table:table-column table:style-name="co10" table:number-columns-repeated="4" table:default-cell-style-name="ce106"/>
        <table:table-column table:style-name="co5" table:number-columns-repeated="16373" table:default-cell-style-name="ce106"/>
        <table:table-row table:style-name="ro2">
          <table:table-cell table:style-name="ce14" office:value-type="string" calcext:value-type="string">
            <text:p>Úkoly:</text:p>
          </table:table-cell>
          <table:table-cell table:number-columns-repeated="2"/>
          <table:table-cell table:style-name="ce24"/>
          <table:table-cell table:number-columns-repeated="16380"/>
        </table:table-row>
        <table:table-row table:style-name="ro2">
          <table:table-cell office:value-type="string" calcext:value-type="string">
            <text:p><text:s/>- u buněk se zeleným pozadím nastavte zalamování textu,</text:p>
          </table:table-cell>
          <table:table-cell table:number-columns-repeated="2"/>
          <table:table-cell table:style-name="ce24"/>
          <table:table-cell table:number-columns-repeated="16380"/>
        </table:table-row>
        <table:table-row table:style-name="ro2">
          <table:table-cell office:value-type="string" calcext:value-type="string">
            <text:p><text:s/>- spočtěte pomocí funkce požadované hodnoty do oranžové oblasti, vzorce nepočítejte pro každého zvlášť, ale rozkopírujte je!</text:p>
          </table:table-cell>
          <table:table-cell/>
          <table:table-cell table:style-name="ce24" table:number-columns-repeated="2"/>
          <table:table-cell table:number-columns-repeated="3"/>
          <table:table-cell table:style-name="ce27" table:number-columns-repeated="4"/>
          <table:table-cell table:number-columns-repeated="16373"/>
        </table:table-row>
        <table:table-row table:style-name="ro2">
          <table:table-cell office:value-type="string" calcext:value-type="string">
            <text:p><text:s/>- do modré oblasti vložte "chvalitebně", pokud je průměrná známka lepší než 2,5 nebo "dobře", pokud je průměrná známka horší než 2,5.</text:p>
          </table:table-cell>
          <table:table-cell/>
          <table:table-cell table:style-name="ce24" table:number-columns-repeated="2"/>
          <table:table-cell table:number-columns-repeated="3"/>
          <table:table-cell table:style-name="ce27" table:number-columns-repeated="4"/>
          <table:table-cell table:number-columns-repeated="16373"/>
        </table:table-row>
        <table:table-row table:style-name="ro2">
          <table:table-cell table:number-columns-repeated="2"/>
          <table:table-cell table:style-name="ce24" table:number-columns-repeated="2"/>
          <table:table-cell table:number-columns-repeated="3"/>
          <table:table-cell table:style-name="ce27" table:number-columns-repeated="4"/>
          <table:table-cell table:number-columns-repeated="16373"/>
        </table:table-row>
        <table:table-row table:style-name="ro2">
          <table:table-cell table:style-name="ce15" office:value-type="string" calcext:value-type="string" table:number-columns-spanned="11" table:number-rows-spanned="1">
            <text:p>Přehled klasifikace</text:p>
          </table:table-cell>
          <table:covered-table-cell table:number-columns-repeated="8" table:style-name="ce21"/>
          <table:covered-table-cell table:style-name="ce31"/>
          <table:covered-table-cell table:style-name="ce34"/>
          <table:table-cell table:number-columns-repeated="16373"/>
        </table:table-row>
        <table:table-row table:style-name="ro3">
          <table:table-cell table:style-name="ce16" office:value-type="string" calcext:value-type="string">
            <text:p>Jméno</text:p>
          </table:table-cell>
          <table:table-cell table:style-name="ce22" office:value-type="string" calcext:value-type="string" table:number-columns-spanned="6" table:number-rows-spanned="1">
            <text:p>Známka</text:p>
          </table:table-cell>
          <table:covered-table-cell table:number-columns-repeated="4" table:style-name="ce25"/>
          <table:covered-table-cell table:style-name="ce26"/>
          <table:table-cell table:style-name="ce28" office:value-type="string" calcext:value-type="string">
            <text:p>Průměrná známka</text:p>
          </table:table-cell>
          <table:table-cell table:style-name="ce28" office:value-type="string" calcext:value-type="string">
            <text:p>Nejlepší známka</text:p>
          </table:table-cell>
          <table:table-cell table:style-name="ce32" office:value-type="string" calcext:value-type="string">
            <text:p>Nejhorší známka</text:p>
          </table:table-cell>
          <table:table-cell table:style-name="ce32" office:value-type="string" calcext:value-type="string">
            <text:p>Celkové hodnocení</text:p>
          </table:table-cell>
          <table:table-cell table:number-columns-repeated="16373"/>
        </table:table-row>
        <table:table-row table:style-name="ro2">
          <table:table-cell table:style-name="ce17" office:value-type="string" calcext:value-type="string">
            <text:p>Alena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9" table:formula="of:=AVERAGE([.B8:.G8])" office:value-type="float" office:value="2.66666666666667" calcext:value-type="float">
            <text:p>2.67</text:p>
          </table:table-cell>
          <table:table-cell table:style-name="ce30" table:formula="of:=MIN([.B8:.G8])" office:value-type="float" office:value="2" calcext:value-type="float">
            <text:p>2</text:p>
          </table:table-cell>
          <table:table-cell table:style-name="ce33" table:formula="of:=MAX([.B8:.G8])" office:value-type="float" office:value="4" calcext:value-type="float">
            <text:p>4</text:p>
          </table:table-cell>
          <table:table-cell table:style-name="ce35" table:formula="of:=IF(AVERAGE([.B8:.G8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Mire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9" table:formula="of:=AVERAGE([.B9:.G9])" office:value-type="float" office:value="3.33333333333333" calcext:value-type="float">
            <text:p>3.33</text:p>
          </table:table-cell>
          <table:table-cell table:style-name="ce30" table:formula="of:=MIN([.B9:.G9])" office:value-type="float" office:value="2" calcext:value-type="float">
            <text:p>2</text:p>
          </table:table-cell>
          <table:table-cell table:style-name="ce33" table:formula="of:=MAX([.B9:.G9])" office:value-type="float" office:value="4" calcext:value-type="float">
            <text:p>4</text:p>
          </table:table-cell>
          <table:table-cell table:style-name="ce35" table:formula="of:=IF(AVERAGE([.B9:.G9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Dana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9" table:formula="of:=AVERAGE([.B10:.G10])" office:value-type="float" office:value="2.66666666666667" calcext:value-type="float">
            <text:p>2.67</text:p>
          </table:table-cell>
          <table:table-cell table:style-name="ce30" table:formula="of:=MIN([.B10:.G10])" office:value-type="float" office:value="2" calcext:value-type="float">
            <text:p>2</text:p>
          </table:table-cell>
          <table:table-cell table:style-name="ce33" table:formula="of:=MAX([.B10:.G10])" office:value-type="float" office:value="4" calcext:value-type="float">
            <text:p>4</text:p>
          </table:table-cell>
          <table:table-cell table:style-name="ce35" table:formula="of:=IF(AVERAGE([.B10:.G10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Jan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9" table:formula="of:=AVERAGE([.B11:.G11])" office:value-type="float" office:value="2.33333333333333" calcext:value-type="float">
            <text:p>2.33</text:p>
          </table:table-cell>
          <table:table-cell table:style-name="ce30" table:formula="of:=MIN([.B11:.G11])" office:value-type="float" office:value="1" calcext:value-type="float">
            <text:p>1</text:p>
          </table:table-cell>
          <table:table-cell table:style-name="ce33" table:formula="of:=MAX([.B11:.G11])" office:value-type="float" office:value="4" calcext:value-type="float">
            <text:p>4</text:p>
          </table:table-cell>
          <table:table-cell table:style-name="ce35" table:formula="of:=IF(AVERAGE([.B11:.G11]) &gt; 2.5; &quot;chvalitebne&quot;; &quot;dobre&quot;)" office:value-type="string" office:string-value="dobre" calcext:value-type="string">
            <text:p>dobr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Ivan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9" table:formula="of:=AVERAGE([.B12:.G12])" office:value-type="float" office:value="2.66666666666667" calcext:value-type="float">
            <text:p>2.67</text:p>
          </table:table-cell>
          <table:table-cell table:style-name="ce30" table:formula="of:=MIN([.B12:.G12])" office:value-type="float" office:value="1" calcext:value-type="float">
            <text:p>1</text:p>
          </table:table-cell>
          <table:table-cell table:style-name="ce33" table:formula="of:=MAX([.B12:.G12])" office:value-type="float" office:value="4" calcext:value-type="float">
            <text:p>4</text:p>
          </table:table-cell>
          <table:table-cell table:style-name="ce35" table:formula="of:=IF(AVERAGE([.B12:.G12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Marek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9" table:formula="of:=AVERAGE([.B13:.G13])" office:value-type="float" office:value="2.33333333333333" calcext:value-type="float">
            <text:p>2.33</text:p>
          </table:table-cell>
          <table:table-cell table:style-name="ce30" table:formula="of:=MIN([.B13:.G13])" office:value-type="float" office:value="1" calcext:value-type="float">
            <text:p>1</text:p>
          </table:table-cell>
          <table:table-cell table:style-name="ce33" table:formula="of:=MAX([.B13:.G13])" office:value-type="float" office:value="4" calcext:value-type="float">
            <text:p>4</text:p>
          </table:table-cell>
          <table:table-cell table:style-name="ce35" table:formula="of:=IF(AVERAGE([.B13:.G13]) &gt; 2.5; &quot;chvalitebne&quot;; &quot;dobre&quot;)" office:value-type="string" office:string-value="dobre" calcext:value-type="string">
            <text:p>dobr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Dušan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9" table:formula="of:=AVERAGE([.B14:.G14])" office:value-type="float" office:value="3.16666666666667" calcext:value-type="float">
            <text:p>3.17</text:p>
          </table:table-cell>
          <table:table-cell table:style-name="ce30" table:formula="of:=MIN([.B14:.G14])" office:value-type="float" office:value="2" calcext:value-type="float">
            <text:p>2</text:p>
          </table:table-cell>
          <table:table-cell table:style-name="ce33" table:formula="of:=MAX([.B14:.G14])" office:value-type="float" office:value="4" calcext:value-type="float">
            <text:p>4</text:p>
          </table:table-cell>
          <table:table-cell table:style-name="ce35" table:formula="of:=IF(AVERAGE([.B14:.G14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Kamil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9" table:formula="of:=AVERAGE([.B15:.G15])" office:value-type="float" office:value="2.66666666666667" calcext:value-type="float">
            <text:p>2.67</text:p>
          </table:table-cell>
          <table:table-cell table:style-name="ce30" table:formula="of:=MIN([.B15:.G15])" office:value-type="float" office:value="2" calcext:value-type="float">
            <text:p>2</text:p>
          </table:table-cell>
          <table:table-cell table:style-name="ce33" table:formula="of:=MAX([.B15:.G15])" office:value-type="float" office:value="4" calcext:value-type="float">
            <text:p>4</text:p>
          </table:table-cell>
          <table:table-cell table:style-name="ce35" table:formula="of:=IF(AVERAGE([.B15:.G15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Milen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9" table:formula="of:=AVERAGE([.B16:.G16])" office:value-type="float" office:value="2.83333333333333" calcext:value-type="float">
            <text:p>2.83</text:p>
          </table:table-cell>
          <table:table-cell table:style-name="ce30" table:formula="of:=MIN([.B16:.G16])" office:value-type="float" office:value="2" calcext:value-type="float">
            <text:p>2</text:p>
          </table:table-cell>
          <table:table-cell table:style-name="ce33" table:formula="of:=MAX([.B16:.G16])" office:value-type="float" office:value="4" calcext:value-type="float">
            <text:p>4</text:p>
          </table:table-cell>
          <table:table-cell table:style-name="ce35" table:formula="of:=IF(AVERAGE([.B16:.G16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Michal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9" table:formula="of:=AVERAGE([.B17:.G17])" office:value-type="float" office:value="3.16666666666667" calcext:value-type="float">
            <text:p>3.17</text:p>
          </table:table-cell>
          <table:table-cell table:style-name="ce30" table:formula="of:=MIN([.B17:.G17])" office:value-type="float" office:value="2" calcext:value-type="float">
            <text:p>2</text:p>
          </table:table-cell>
          <table:table-cell table:style-name="ce33" table:formula="of:=MAX([.B17:.G17])" office:value-type="float" office:value="4" calcext:value-type="float">
            <text:p>4</text:p>
          </table:table-cell>
          <table:table-cell table:style-name="ce35" table:formula="of:=IF(AVERAGE([.B17:.G17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Marti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9" table:formula="of:=AVERAGE([.B18:.G18])" office:value-type="float" office:value="2.66666666666667" calcext:value-type="float">
            <text:p>2.67</text:p>
          </table:table-cell>
          <table:table-cell table:style-name="ce30" table:formula="of:=MIN([.B18:.G18])" office:value-type="float" office:value="2" calcext:value-type="float">
            <text:p>2</text:p>
          </table:table-cell>
          <table:table-cell table:style-name="ce33" table:formula="of:=MAX([.B18:.G18])" office:value-type="float" office:value="4" calcext:value-type="float">
            <text:p>4</text:p>
          </table:table-cell>
          <table:table-cell table:style-name="ce35" table:formula="of:=IF(AVERAGE([.B18:.G18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Pet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9" table:formula="of:=AVERAGE([.B19:.G19])" office:value-type="float" office:value="3" calcext:value-type="float">
            <text:p>3.00</text:p>
          </table:table-cell>
          <table:table-cell table:style-name="ce30" table:formula="of:=MIN([.B19:.G19])" office:value-type="float" office:value="2" calcext:value-type="float">
            <text:p>2</text:p>
          </table:table-cell>
          <table:table-cell table:style-name="ce33" table:formula="of:=MAX([.B19:.G19])" office:value-type="float" office:value="4" calcext:value-type="float">
            <text:p>4</text:p>
          </table:table-cell>
          <table:table-cell table:style-name="ce35" table:formula="of:=IF(AVERAGE([.B19:.G19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Johana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9" table:formula="of:=AVERAGE([.B20:.G20])" office:value-type="float" office:value="3" calcext:value-type="float">
            <text:p>3.00</text:p>
          </table:table-cell>
          <table:table-cell table:style-name="ce30" table:formula="of:=MIN([.B20:.G20])" office:value-type="float" office:value="2" calcext:value-type="float">
            <text:p>2</text:p>
          </table:table-cell>
          <table:table-cell table:style-name="ce33" table:formula="of:=MAX([.B20:.G20])" office:value-type="float" office:value="4" calcext:value-type="float">
            <text:p>4</text:p>
          </table:table-cell>
          <table:table-cell table:style-name="ce35" table:formula="of:=IF(AVERAGE([.B20:.G20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Irena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9" table:formula="of:=AVERAGE([.B21:.G21])" office:value-type="float" office:value="3.83333333333333" calcext:value-type="float">
            <text:p>3.83</text:p>
          </table:table-cell>
          <table:table-cell table:style-name="ce30" table:formula="of:=MIN([.B21:.G21])" office:value-type="float" office:value="1" calcext:value-type="float">
            <text:p>1</text:p>
          </table:table-cell>
          <table:table-cell table:style-name="ce33" table:formula="of:=MAX([.B21:.G21])" office:value-type="float" office:value="9" calcext:value-type="float">
            <text:p>9</text:p>
          </table:table-cell>
          <table:table-cell table:style-name="ce35" table:formula="of:=IF(AVERAGE([.B21:.G21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Kamil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9" table:formula="of:=AVERAGE([.B22:.G22])" office:value-type="float" office:value="2" calcext:value-type="float">
            <text:p>2.00</text:p>
          </table:table-cell>
          <table:table-cell table:style-name="ce30" table:formula="of:=MIN([.B22:.G22])" office:value-type="float" office:value="1" calcext:value-type="float">
            <text:p>1</text:p>
          </table:table-cell>
          <table:table-cell table:style-name="ce33" table:formula="of:=MAX([.B22:.G22])" office:value-type="float" office:value="3" calcext:value-type="float">
            <text:p>3</text:p>
          </table:table-cell>
          <table:table-cell table:style-name="ce35" table:formula="of:=IF(AVERAGE([.B22:.G22]) &gt; 2.5; &quot;chvalitebne&quot;; &quot;dobre&quot;)" office:value-type="string" office:string-value="dobre" calcext:value-type="string">
            <text:p>dobr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7" office:value-type="string" calcext:value-type="string">
            <text:p>Bořek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9" table:formula="of:=AVERAGE([.B23:.G23])" office:value-type="float" office:value="3.33333333333333" calcext:value-type="float">
            <text:p>3.33</text:p>
          </table:table-cell>
          <table:table-cell table:style-name="ce30" table:formula="of:=MIN([.B23:.G23])" office:value-type="float" office:value="2" calcext:value-type="float">
            <text:p>2</text:p>
          </table:table-cell>
          <table:table-cell table:style-name="ce33" table:formula="of:=MAX([.B23:.G23])" office:value-type="float" office:value="4" calcext:value-type="float">
            <text:p>4</text:p>
          </table:table-cell>
          <table:table-cell table:style-name="ce35" table:formula="of:=IF(AVERAGE([.B23:.G23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 table:style-name="ce18" office:value-type="string" calcext:value-type="string">
            <text:p>Drobas</text:p>
          </table:table-cell>
          <table:table-cell table:number-columns-repeated="6" table:style-name="ce23" office:value-type="float" office:value="5" calcext:value-type="float">
            <text:p>5</text:p>
          </table:table-cell>
          <table:table-cell table:style-name="ce29" table:formula="of:=AVERAGE([.B24:.G24])" office:value-type="float" office:value="5" calcext:value-type="float">
            <text:p>5.00</text:p>
          </table:table-cell>
          <table:table-cell table:style-name="ce30" table:formula="of:=MIN([.B24:.G24])" office:value-type="float" office:value="5" calcext:value-type="float">
            <text:p>5</text:p>
          </table:table-cell>
          <table:table-cell table:style-name="ce33" table:formula="of:=MAX([.B24:.G24])" office:value-type="float" office:value="5" calcext:value-type="float">
            <text:p>5</text:p>
          </table:table-cell>
          <table:table-cell table:style-name="ce35" table:formula="of:=IF(AVERAGE([.B24:.G24]) &gt; 2.5; &quot;chvalitebne&quot;; &quot;dobre&quot;)" office:value-type="string" office:string-value="chvalitebne" calcext:value-type="string">
            <text:p>chvalitebne</text:p>
          </table:table-cell>
          <table:table-cell table:style-name="ce101"/>
          <table:table-cell table:number-columns-repeated="16372"/>
        </table:table-row>
        <table:table-row table:style-name="ro2">
          <table:table-cell/>
          <table:table-cell table:style-name="ce24" table:number-columns-repeated="6"/>
          <table:table-cell table:style-name="ce101" table:number-columns-repeated="5"/>
          <table:table-cell table:number-columns-repeated="16372"/>
        </table:table-row>
        <table:table-row table:style-name="ro2">
          <table:table-cell table:style-name="ce100" office:value-type="string" calcext:value-type="string">
            <text:p>Pokračujte na dalším listu.</text:p>
          </table:table-cell>
          <table:table-cell table:style-name="ce24" table:number-columns-repeated="3"/>
          <table:table-cell table:number-columns-repeated="2"/>
          <table:table-cell table:style-name="ce101" table:number-columns-repeated="6"/>
          <table:table-cell table:number-columns-repeated="16372"/>
        </table:table-row>
        <table:table-row table:style-name="ro2">
          <table:table-cell/>
          <table:table-cell table:style-name="ce24" table:number-columns-repeated="3"/>
          <table:table-cell table:number-columns-repeated="16380"/>
        </table:table-row>
        <table:table-row table:style-name="ro2">
          <table:table-cell table:number-columns-repeated="2"/>
          <table:table-cell table:style-name="ce24" table:number-columns-repeated="2"/>
          <table:table-cell table:number-columns-repeated="16380"/>
        </table:table-row>
        <table:table-row table:style-name="ro2">
          <table:table-cell table:style-name="ce19"/>
          <table:table-cell table:number-columns-repeated="16383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0"/>
          <table:table-cell table:number-columns-repeated="16383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5" table:style-name="ta4">
        <office:forms form:automatic-focus="false" form:apply-design-mode="false"/>
        <table:table-column table:style-name="co11" table:number-columns-repeated="3" table:default-cell-style-name="ce104"/>
        <table:table-column table:style-name="co12" table:number-columns-repeated="3" table:default-cell-style-name="ce104"/>
        <table:table-column table:style-name="co5" table:number-columns-repeated="16378" table:default-cell-style-name="ce104"/>
        <table:table-row table:style-name="ro2">
          <table:table-cell table:style-name="ce38" office:value-type="string" calcext:value-type="string">
            <text:p>nove vlozeny radek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Úkoly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pomocí podmíněného formátování označte všechny skoky delší než 230 cm zeleně a všechny kratší než 220 cm červeně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odkryjte skryté sloupce E a F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vložte nový řádek před řádek 1 a napište do něj "nově vložený řádek"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do modře orámovaného sloupce Pořadí zjistěte pomocí funkce RANK (a absolutního adresování) pořadí soutěžících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vytvořte kopii tohoto listu, pojmenujte ji "sedmé kolo - skoky" a přesuňte ji za List7.</text:p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40"/>
          <table:table-cell table:number-columns-repeated="16377"/>
        </table:table-row>
        <table:table-row table:style-name="ro2">
          <table:table-cell/>
          <table:table-cell table:style-name="ce140"/>
          <table:table-cell table:number-columns-repeated="4"/>
          <table:table-cell table:style-name="ce140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40"/>
          <table:table-cell table:number-columns-repeated="16381"/>
        </table:table-row>
        <table:table-row table:style-name="ro2">
          <table:table-cell table:style-name="ce135" office:value-type="string" calcext:value-type="string" table:number-columns-spanned="3" table:number-rows-spanned="1">
            <text:p>Skok do dálky</text:p>
          </table:table-cell>
          <table:covered-table-cell table:number-columns-repeated="2" table:style-name="Default"/>
          <table:table-cell table:number-columns-repeated="10"/>
          <table:table-cell table:style-name="Default"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140"/>
          <table:table-cell table:number-columns-repeated="16377"/>
        </table:table-row>
        <table:table-row table:style-name="ro2">
          <table:table-cell table:style-name="ce40" office:value-type="string" calcext:value-type="string">
            <text:p>Soutěžící</text:p>
          </table:table-cell>
          <table:table-cell table:style-name="ce44" office:value-type="string" calcext:value-type="string">
            <text:p>Výkon (cm)</text:p>
          </table:table-cell>
          <table:table-cell table:style-name="ce146" office:value-type="string" calcext:value-type="string">
            <text:p>Pořadí</text:p>
          </table:table-cell>
          <table:table-cell table:number-columns-repeated="7"/>
          <table:table-cell table:style-name="Default"/>
          <table:table-cell table:number-columns-repeated="16373"/>
        </table:table-row>
        <table:table-row table:style-name="ro4">
          <table:table-cell table:style-name="ce41" office:value-type="string" calcext:value-type="string">
            <text:p>Milan</text:p>
          </table:table-cell>
          <table:table-cell table:style-name="ce95" office:value-type="float" office:value="239" calcext:value-type="float">
            <text:p>239</text:p>
          </table:table-cell>
          <table:table-cell table:style-name="ce49" table:formula="of:=RANK([.B16];[.B$16:.B$26])" office:value-type="float" office:value="7" calcext:value-type="float">
            <text:p>7</text:p>
          </table:table-cell>
          <table:table-cell table:number-columns-repeated="9"/>
          <table:table-cell table:style-name="ce140"/>
          <table:table-cell table:number-columns-repeated="16371"/>
        </table:table-row>
        <table:table-row table:style-name="ro4">
          <table:table-cell table:style-name="ce42" office:value-type="string" calcext:value-type="string">
            <text:p>Petr</text:p>
          </table:table-cell>
          <table:table-cell table:style-name="ce96" office:value-type="float" office:value="259" calcext:value-type="float">
            <text:p>259</text:p>
          </table:table-cell>
          <table:table-cell table:style-name="ce49" table:formula="of:=RANK([.B17];[.B$16:.B$26])" office:value-type="float" office:value="4" calcext:value-type="float">
            <text:p>4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Helena</text:p>
          </table:table-cell>
          <table:table-cell table:style-name="ce97" office:value-type="float" office:value="269" calcext:value-type="float">
            <text:p>269</text:p>
          </table:table-cell>
          <table:table-cell table:style-name="ce49" table:formula="of:=RANK([.B18];[.B$16:.B$26])" office:value-type="float" office:value="3" calcext:value-type="float">
            <text:p>3</text:p>
          </table:table-cell>
          <table:table-cell table:number-columns-repeated="9"/>
          <table:table-cell table:style-name="ce140"/>
          <table:table-cell table:number-columns-repeated="16371"/>
        </table:table-row>
        <table:table-row table:style-name="ro2">
          <table:table-cell table:style-name="ce42" office:value-type="string" calcext:value-type="string">
            <text:p>Adam</text:p>
          </table:table-cell>
          <table:table-cell table:style-name="ce97" office:value-type="float" office:value="223" calcext:value-type="float">
            <text:p>223</text:p>
          </table:table-cell>
          <table:table-cell table:style-name="ce49" table:formula="of:=RANK([.B19];[.B$16:.B$26])" office:value-type="float" office:value="8" calcext:value-type="float">
            <text:p>8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Patrik</text:p>
          </table:table-cell>
          <table:table-cell table:style-name="ce97" office:value-type="float" office:value="216" calcext:value-type="float">
            <text:p>216</text:p>
          </table:table-cell>
          <table:table-cell table:style-name="ce49" table:formula="of:=RANK([.B20];[.B$16:.B$26])" office:value-type="float" office:value="10" calcext:value-type="float">
            <text:p>10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Eva</text:p>
          </table:table-cell>
          <table:table-cell table:style-name="ce97" office:value-type="float" office:value="248" calcext:value-type="float">
            <text:p>248</text:p>
          </table:table-cell>
          <table:table-cell table:style-name="ce49" table:formula="of:=RANK([.B21];[.B$16:.B$26])" office:value-type="float" office:value="6" calcext:value-type="float">
            <text:p>6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Milena</text:p>
          </table:table-cell>
          <table:table-cell table:style-name="ce97" office:value-type="float" office:value="274" calcext:value-type="float">
            <text:p>274</text:p>
          </table:table-cell>
          <table:table-cell table:style-name="ce49" table:formula="of:=RANK([.B22];[.B$16:.B$26])" office:value-type="float" office:value="2" calcext:value-type="float">
            <text:p>2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Karel</text:p>
          </table:table-cell>
          <table:table-cell table:style-name="ce97" office:value-type="float" office:value="215" calcext:value-type="float">
            <text:p>215</text:p>
          </table:table-cell>
          <table:table-cell table:style-name="ce49" table:formula="of:=RANK([.B23];[.B$16:.B$26])"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table:style-name="ce42" office:value-type="string" calcext:value-type="string">
            <text:p>Dominika</text:p>
          </table:table-cell>
          <table:table-cell table:style-name="ce97" office:value-type="float" office:value="223" calcext:value-type="float">
            <text:p>223</text:p>
          </table:table-cell>
          <table:table-cell table:style-name="ce49" table:formula="of:=RANK([.B24];[.B$16:.B$26])" office:value-type="float" office:value="8" calcext:value-type="float">
            <text:p>8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Ondra</text:p>
          </table:table-cell>
          <table:table-cell table:style-name="ce97" office:value-type="float" office:value="406" calcext:value-type="float">
            <text:p>406</text:p>
          </table:table-cell>
          <table:table-cell table:style-name="ce49" table:formula="of:=RANK([.B25];[.B$16:.B$26])" office:value-type="float" office:value="1" calcext:value-type="float">
            <text:p>1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Matouš</text:p>
          </table:table-cell>
          <table:table-cell table:style-name="ce98" office:value-type="float" office:value="251" calcext:value-type="float">
            <text:p>251</text:p>
          </table:table-cell>
          <table:table-cell table:style-name="ce49" table:formula="of:=RANK([.B26];[.B$16:.B$26])" office:value-type="float" office:value="5" calcext:value-type="float">
            <text:p>5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ist5.B16:List5.B26">
            <calcext:condition calcext:apply-style-name="Good" calcext:value="&gt;230" calcext:base-cell-address="List5.B16"/>
            <calcext:condition calcext:apply-style-name="Bad" calcext:value="&lt;220" calcext:base-cell-address="List5.B16"/>
          </calcext:conditional-format>
        </calcext:conditional-formats>
      </table:table>
      <table:table table:name="Absolutni adresa" table:style-name="ta5">
        <office:forms form:automatic-focus="false" form:apply-design-mode="false"/>
        <table:table-column table:style-name="co5" table:default-cell-style-name="ce104"/>
        <table:table-column table:style-name="co13" table:default-cell-style-name="ce104"/>
        <table:table-column table:style-name="co14" table:number-columns-repeated="2" table:default-cell-style-name="ce104"/>
        <table:table-column table:style-name="co13" table:number-columns-repeated="3" table:default-cell-style-name="ce104"/>
        <table:table-column table:style-name="co5" table:number-columns-repeated="16377" table:default-cell-style-name="ce104"/>
        <table:table-row table:style-name="ro2">
          <table:table-cell>
            <draw:connector table:end-cell-address="'Absolutni adresa'.A1" table:end-x="0.0394in" table:end-y="0.0394in" draw:z-index="1" draw:name="Přímá spojovací šipka 2" draw:style-name="gr1" draw:text-style-name="P1" draw:type="line" svg:x1="5.2291in" svg:y1="4.2185in" svg:x2="2.9622in" svg:y2="4.3642in" svg:d="M13282 10715l-5758 370" svg:viewBox="0 0 5759 371">
              <text:p/>
            </draw:connector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Sleva:</text:p>
          </table:table-cell>
          <table:table-cell table:style-name="ce56" office:value-type="percentage" office:value="0.19" calcext:value-type="percentage">
            <text:p>19%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51" office:value-type="string" calcext:value-type="string">
            <text:p>Zboží</text:p>
          </table:table-cell>
          <table:table-cell table:style-name="ce57" office:value-type="string" calcext:value-type="string">
            <text:p>Cena (Kč)</text:p>
          </table:table-cell>
          <table:table-cell table:style-name="ce65" office:value-type="string" calcext:value-type="string">
            <text:p>Cena po slevě (Kč)</text:p>
          </table:table-cell>
          <table:table-cell table:number-columns-repeated="16380"/>
        </table:table-row>
        <table:table-row table:style-name="ro2">
          <table:table-cell/>
          <table:table-cell table:style-name="ce52" office:value-type="string" calcext:value-type="string">
            <text:p>Bunda</text:p>
          </table:table-cell>
          <table:table-cell table:style-name="ce121" office:value-type="currency" office:currency="CZK" office:value="1754" calcext:value-type="currency">
            <text:p>1,754.00 CZK</text:p>
          </table:table-cell>
          <table:table-cell table:style-name="ce129" table:formula="of:=[.C5] * (1 - 0.19)" office:value-type="currency" office:currency="CZK" office:value="1420.74" calcext:value-type="currency">
            <text:p>1,420.74 CZK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>
            <text:p>Svetr</text:p>
          </table:table-cell>
          <table:table-cell table:style-name="ce122" office:value-type="currency" office:currency="CZK" office:value="1780" calcext:value-type="currency">
            <text:p>1,780.00 CZK</text:p>
          </table:table-cell>
          <table:table-cell table:style-name="ce129" table:formula="of:=[.C6] * (1 - 0.19)" office:value-type="currency" office:currency="CZK" office:value="1441.8" calcext:value-type="currency">
            <text:p>1,441.80 CZK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>
            <text:p>Kalhoty</text:p>
          </table:table-cell>
          <table:table-cell table:style-name="ce122" office:value-type="currency" office:currency="CZK" office:value="1750" calcext:value-type="currency">
            <text:p>1,750.00 CZK</text:p>
          </table:table-cell>
          <table:table-cell table:style-name="ce129" table:formula="of:=[.C7] * (1 - 0.19)" office:value-type="currency" office:currency="CZK" office:value="1417.5" calcext:value-type="currency">
            <text:p>1,417.50 CZK</text:p>
          </table:table-cell>
          <table:table-cell table:number-columns-repeated="16380"/>
        </table:table-row>
        <table:table-row table:style-name="ro2">
          <table:table-cell/>
          <table:table-cell table:style-name="ce54" office:value-type="string" calcext:value-type="string">
            <text:p>Košile</text:p>
          </table:table-cell>
          <table:table-cell table:style-name="ce123" office:value-type="currency" office:currency="CZK" office:value="1740" calcext:value-type="currency">
            <text:p>1,740.00 CZK</text:p>
          </table:table-cell>
          <table:table-cell table:style-name="ce129" table:formula="of:=[.C8] * (1 - 0.19)" office:value-type="currency" office:currency="CZK" office:value="1409.4" calcext:value-type="currency">
            <text:p>1,409.40 CZK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8" office:value-type="string" calcext:value-type="string">
            <text:p>Úkoly: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/>- v modré tabulce dopočtěte ceny po slevě, ve vzorci použijter absolutní adresu pro buňku C2,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/>- u modře podbarvených buněk nastavte formát čísel "účetnický",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/>- pojmenujte tento list "Absolutní adresa" a nastavte barvu jeho záložky na zelenou,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/>- do sloupce A vložte řadu 1, 2, 3, 4, 5, … až 200,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Soutěžící</text:p>
          </table:table-cell>
          <table:table-cell table:style-name="ce61" office:value-type="string" calcext:value-type="string">
            <text:p>Známka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ilan</text:p>
          </table:table-cell>
          <table:table-cell table:style-name="ce125" table:content-validation-name="val1"/>
          <table:table-cell table:number-columns-repeated="2"/>
          <table:table-cell>
            <draw:custom-shape table:end-cell-address="'Absolutni adresa'.K22" table:end-x="0.5413in" table:end-y="0.1764in" draw:z-index="0" draw:name="TextovéPole 1" draw:style-name="gr2" draw:text-style-name="P3" svg:width="4.8409in" svg:height="0.8429in" svg:x="0.1252in" svg:y="0.1665in">
              <text:p text:style-name="P2"><text:span text:style-name="T1"><text:s/></text:span><text:span text:style-name="T1">Pomocí nástroje "Ověření dat" <text:s/>(záložka DATA) zajistěte, aby do zeleně zvýrazněných buněk bylo možné vkládat pouze čísla 1, 2, 3, 4, 5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8"/>
        </table:table-row>
        <table:table-row table:style-name="ro2">
          <table:table-cell/>
          <table:table-cell table:style-name="ce42" office:value-type="string" calcext:value-type="string">
            <text:p>Petr</text:p>
          </table:table-cell>
          <table:table-cell table:style-name="ce126" table:content-validation-name="val1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Helena</text:p>
          </table:table-cell>
          <table:table-cell table:style-name="ce126" table:content-validation-name="val1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dam</text:p>
          </table:table-cell>
          <table:table-cell table:style-name="ce126" table:content-validation-name="val1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atrik</text:p>
          </table:table-cell>
          <table:table-cell table:style-name="ce126" table:content-validation-name="val1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Věra</text:p>
          </table:table-cell>
          <table:table-cell table:style-name="ce126" table:content-validation-name="val1"/>
          <table:table-cell table:number-columns-repeated="16381"/>
        </table:table-row>
        <table:table-row table:style-name="ro2">
          <table:table-cell/>
          <table:table-cell table:style-name="ce43" office:value-type="string" calcext:value-type="string">
            <text:p>Matouš</text:p>
          </table:table-cell>
          <table:table-cell table:style-name="ce127" table:content-validation-name="val1"/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Konec testu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8"/>
          <table:table-cell table:number-columns-repeated="16382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7" table:style-name="ta6">
        <office:forms form:automatic-focus="false" form:apply-design-mode="false"/>
        <table:table-column table:style-name="co15" table:default-cell-style-name="ce168"/>
        <table:table-column table:style-name="co16" table:default-cell-style-name="ce171"/>
        <table:table-column table:style-name="co17" table:default-cell-style-name="ce171"/>
        <table:table-column table:style-name="co18" table:default-cell-style-name="ce174"/>
        <table:table-row table:style-name="ro5">
          <table:table-cell table:style-name="ce167" office:value-type="string" calcext:value-type="string" table:number-columns-spanned="4" table:number-rows-spanned="1">
            <text:p>Zaměstnanci</text:p>
          </table:table-cell>
          <table:covered-table-cell table:number-columns-repeated="2" table:style-name="ce170"/>
          <table:covered-table-cell table:style-name="ce173"/>
        </table:table-row>
        <table:table-row table:style-name="ro5">
          <table:table-cell office:value-type="string" calcext:value-type="string">
            <text:p>Jméno</text:p>
          </table:table-cell>
          <table:table-cell office:value-type="string" calcext:value-type="string">
            <text:p>Příjmení</text:p>
          </table:table-cell>
          <table:table-cell office:value-type="string" calcext:value-type="string">
            <text:p>Věk</text:p>
          </table:table-cell>
          <table:table-cell office:value-type="string" calcext:value-type="string">
            <text:p>Pracovní pozice</text:p>
          </table:table-cell>
        </table:table-row>
        <table:table-row table:style-name="ro5">
          <table:table-cell office:value-type="string" calcext:value-type="string">
            <text:p>Aleš</text:p>
          </table:table-cell>
          <table:table-cell office:value-type="string" calcext:value-type="string">
            <text:p>Linha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sistent</text:p>
          </table:table-cell>
        </table:table-row>
        <table:table-row table:style-name="ro5">
          <table:table-cell office:value-type="string" calcext:value-type="string">
            <text:p>Rostislav</text:p>
          </table:table-cell>
          <table:table-cell office:value-type="string" calcext:value-type="string">
            <text:p>Páne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ředitel</text:p>
          </table:table-cell>
        </table:table-row>
        <table:table-row table:style-name="ro5">
          <table:table-cell office:value-type="string" calcext:value-type="string">
            <text:p>Ondřej</text:p>
          </table:table-cell>
          <table:table-cell office:value-type="string" calcext:value-type="string">
            <text:p>Drobný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ákupčí</text:p>
          </table:table-cell>
        </table:table-row>
        <table:table-row table:style-name="ro5">
          <table:table-cell table:style-name="ce169" office:value-type="string" calcext:value-type="string">
            <text:p>Alena</text:p>
          </table:table-cell>
          <table:table-cell table:style-name="ce172" office:value-type="string" calcext:value-type="string">
            <text:p>Krátká</text:p>
          </table:table-cell>
          <table:table-cell table:style-name="ce172" office:value-type="float" office:value="71" calcext:value-type="float">
            <text:p>71</text:p>
          </table:table-cell>
          <table:table-cell table:style-name="ce175" office:value-type="string" calcext:value-type="string">
            <text:p>cenař</text:p>
          </table:table-cell>
        </table:table-row>
      </table:table>
      <table:table table:name="List5_2" table:style-name="ta4">
        <office:forms form:automatic-focus="false" form:apply-design-mode="false"/>
        <table:table-column table:style-name="co11" table:number-columns-repeated="3" table:default-cell-style-name="ce104"/>
        <table:table-column table:style-name="co12" table:number-columns-repeated="3" table:default-cell-style-name="ce104"/>
        <table:table-column table:style-name="co5" table:number-columns-repeated="7" table:default-cell-style-name="ce104"/>
        <table:table-column table:style-name="co5" table:number-columns-repeated="16371" table:default-cell-style-name="Default"/>
        <table:table-row table:style-name="ro2">
          <table:table-cell table:style-name="ce38" office:value-type="string" calcext:value-type="string">
            <text:p>nove vlozeny radek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Úkoly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pomocí podmíněného formátování označte všechny skoky delší než 230 cm zeleně a všechny kratší než 220 cm červeně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odkryjte skryté sloupce E a F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vložte nový řádek před řádek 1 a napište do něj "nově vložený řádek"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do modře orámovaného sloupce Pořadí zjistěte pomocí funkce RANK (a absolutního adresování) pořadí soutěžících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/>- vytvořte kopii tohoto listu, pojmenujte ji "sedmé kolo - skoky" a přesuňte ji za List7.</text:p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40"/>
          <table:table-cell table:number-columns-repeated="16377"/>
        </table:table-row>
        <table:table-row table:style-name="ro2">
          <table:table-cell/>
          <table:table-cell table:style-name="ce140"/>
          <table:table-cell table:number-columns-repeated="4"/>
          <table:table-cell table:style-name="ce140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40"/>
          <table:table-cell table:number-columns-repeated="16381"/>
        </table:table-row>
        <table:table-row table:style-name="ro2">
          <table:table-cell table:style-name="ce135" office:value-type="string" calcext:value-type="string" table:number-columns-spanned="3" table:number-rows-spanned="1">
            <text:p>Skok do dálky</text:p>
          </table:table-cell>
          <table:covered-table-cell table:number-columns-repeated="2" table:style-name="Default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140"/>
          <table:table-cell table:number-columns-repeated="16377"/>
        </table:table-row>
        <table:table-row table:style-name="ro2">
          <table:table-cell table:style-name="ce40" office:value-type="string" calcext:value-type="string">
            <text:p>Soutěžící</text:p>
          </table:table-cell>
          <table:table-cell table:style-name="ce44" office:value-type="string" calcext:value-type="string">
            <text:p>Výkon (cm)</text:p>
          </table:table-cell>
          <table:table-cell table:style-name="ce146" office:value-type="string" calcext:value-type="string">
            <text:p>Pořadí</text:p>
          </table:table-cell>
          <table:table-cell table:number-columns-repeated="7"/>
          <table:table-cell table:style-name="Default"/>
          <table:table-cell table:number-columns-repeated="16373"/>
        </table:table-row>
        <table:table-row table:style-name="ro4">
          <table:table-cell table:style-name="ce41" office:value-type="string" calcext:value-type="string">
            <text:p>Milan</text:p>
          </table:table-cell>
          <table:table-cell table:style-name="ce141" office:value-type="float" office:value="239" calcext:value-type="float">
            <text:p>239</text:p>
          </table:table-cell>
          <table:table-cell table:style-name="ce49" table:formula="of:=RANK([.B16];[.B$16:.B$26])" office:value-type="float" office:value="7" calcext:value-type="float">
            <text:p>7</text:p>
          </table:table-cell>
          <table:table-cell table:number-columns-repeated="9"/>
          <table:table-cell table:style-name="ce140"/>
          <table:table-cell table:number-columns-repeated="16371"/>
        </table:table-row>
        <table:table-row table:style-name="ro4">
          <table:table-cell table:style-name="ce42" office:value-type="string" calcext:value-type="string">
            <text:p>Petr</text:p>
          </table:table-cell>
          <table:table-cell table:style-name="ce142" office:value-type="float" office:value="259" calcext:value-type="float">
            <text:p>259</text:p>
          </table:table-cell>
          <table:table-cell table:style-name="ce49" table:formula="of:=RANK([.B17];[.B$16:.B$26])" office:value-type="float" office:value="4" calcext:value-type="float">
            <text:p>4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Helena</text:p>
          </table:table-cell>
          <table:table-cell table:style-name="ce144" office:value-type="float" office:value="269" calcext:value-type="float">
            <text:p>269</text:p>
          </table:table-cell>
          <table:table-cell table:style-name="ce49" table:formula="of:=RANK([.B18];[.B$16:.B$26])" office:value-type="float" office:value="3" calcext:value-type="float">
            <text:p>3</text:p>
          </table:table-cell>
          <table:table-cell table:number-columns-repeated="9"/>
          <table:table-cell table:style-name="ce140"/>
          <table:table-cell table:number-columns-repeated="16371"/>
        </table:table-row>
        <table:table-row table:style-name="ro2">
          <table:table-cell table:style-name="ce42" office:value-type="string" calcext:value-type="string">
            <text:p>Adam</text:p>
          </table:table-cell>
          <table:table-cell table:style-name="ce144" office:value-type="float" office:value="223" calcext:value-type="float">
            <text:p>223</text:p>
          </table:table-cell>
          <table:table-cell table:style-name="ce49" table:formula="of:=RANK([.B19];[.B$16:.B$26])" office:value-type="float" office:value="8" calcext:value-type="float">
            <text:p>8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Patrik</text:p>
          </table:table-cell>
          <table:table-cell table:style-name="ce144" office:value-type="float" office:value="216" calcext:value-type="float">
            <text:p>216</text:p>
          </table:table-cell>
          <table:table-cell table:style-name="ce49" table:formula="of:=RANK([.B20];[.B$16:.B$26])" office:value-type="float" office:value="10" calcext:value-type="float">
            <text:p>10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Eva</text:p>
          </table:table-cell>
          <table:table-cell table:style-name="ce144" office:value-type="float" office:value="248" calcext:value-type="float">
            <text:p>248</text:p>
          </table:table-cell>
          <table:table-cell table:style-name="ce49" table:formula="of:=RANK([.B21];[.B$16:.B$26])" office:value-type="float" office:value="6" calcext:value-type="float">
            <text:p>6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Milena</text:p>
          </table:table-cell>
          <table:table-cell table:style-name="ce144" office:value-type="float" office:value="274" calcext:value-type="float">
            <text:p>274</text:p>
          </table:table-cell>
          <table:table-cell table:style-name="ce49" table:formula="of:=RANK([.B22];[.B$16:.B$26])" office:value-type="float" office:value="2" calcext:value-type="float">
            <text:p>2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Karel</text:p>
          </table:table-cell>
          <table:table-cell table:style-name="ce144" office:value-type="float" office:value="215" calcext:value-type="float">
            <text:p>215</text:p>
          </table:table-cell>
          <table:table-cell table:style-name="ce49" table:formula="of:=RANK([.B23];[.B$16:.B$26])"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table:style-name="ce42" office:value-type="string" calcext:value-type="string">
            <text:p>Dominika</text:p>
          </table:table-cell>
          <table:table-cell table:style-name="ce144" office:value-type="float" office:value="223" calcext:value-type="float">
            <text:p>223</text:p>
          </table:table-cell>
          <table:table-cell table:style-name="ce49" table:formula="of:=RANK([.B24];[.B$16:.B$26])" office:value-type="float" office:value="8" calcext:value-type="float">
            <text:p>8</text:p>
          </table:table-cell>
          <table:table-cell table:number-columns-repeated="16381"/>
        </table:table-row>
        <table:table-row table:style-name="ro4">
          <table:table-cell table:style-name="ce42" office:value-type="string" calcext:value-type="string">
            <text:p>Ondra</text:p>
          </table:table-cell>
          <table:table-cell table:style-name="ce144" office:value-type="float" office:value="406" calcext:value-type="float">
            <text:p>406</text:p>
          </table:table-cell>
          <table:table-cell table:style-name="ce49" table:formula="of:=RANK([.B25];[.B$16:.B$26])" office:value-type="float" office:value="1" calcext:value-type="float">
            <text:p>1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Matouš</text:p>
          </table:table-cell>
          <table:table-cell table:style-name="ce145" office:value-type="float" office:value="251" calcext:value-type="float">
            <text:p>251</text:p>
          </table:table-cell>
          <table:table-cell table:style-name="ce49" table:formula="of:=RANK([.B26];[.B$16:.B$26])" office:value-type="float" office:value="5" calcext:value-type="float">
            <text:p>5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ist5_2.B16:List5_2.B26">
            <calcext:condition calcext:apply-style-name="Good" calcext:value="&gt;230" calcext:base-cell-address="'Absolutni adresa'.B16"/>
            <calcext:condition calcext:apply-style-name="Bad" calcext:value="&lt;220" calcext:base-cell-address="'Absolutni adresa'.B16"/>
          </calcext:conditional-format>
        </calcext:conditional-formats>
      </table:table>
      <table:named-expressions/>
      <table:database-ranges>
        <table:database-range table:name="__Anonymous_Sheet_DB__3" table:target-range-address="List5.G14:List5.G14" table:contains-header="false"/>
        <table:database-range table:name="__Anonymous_Sheet_DB__6" table:target-range-address="List5_2.G14:List5_2.G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 number:grouping="true"/>
      <number:text> Kč</number:text>
    </number:number-style>
    <number:currency-style style:name="N170P0" style:volatile="true">
      <number:number number:decimal-places="2" number:min-decimal-places="2" number:min-integer-digits="1" number:grouping="true"/>
      <number:text> </number:text>
      <number:currency-symbol>CZK</number:currency-symbol>
    </number:currency-style>
    <number:currency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ZK</number:currency-symbol>
      <style:map style:condition="value()&gt;=0" style:apply-style-name="N170P0"/>
    </number:currency-style>
    <number:currency-style style:name="N171P0" style:volatile="true">
      <number:number number:decimal-places="2" number:min-decimal-places="2" number:min-integer-digits="1" number:grouping="true"/>
      <number:text> </number:text>
      <number:currency-symbol>CZK</number:currency-symbol>
    </number:currency-style>
    <number:currency-style style:name="N171">
      <number:text>-</number:text>
      <number:number number:decimal-places="2" number:min-decimal-places="2" number:min-integer-digits="1" number:grouping="true"/>
      <number:text> </number:text>
      <number:currency-symbol>CZK</number:currency-symbol>
      <style:map style:condition="value()&gt;=0" style:apply-style-name="N171P0"/>
    </number:currency-style>
    <number:number-style style:name="N172">
      <number:number number:decimal-places="1" number:min-decimal-places="1" number:min-integer-digits="1"/>
    </number:number-style>
    <number:number-style style:name="N173">
      <number:number number:decimal-places="3" number:min-decimal-places="3" number:min-integer-digits="1"/>
    </number:number-style>
    <number:number-style style:name="N174">
      <number:number number:decimal-places="4" number:min-decimal-places="4"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t" number:country="AO">Kz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AO">Kz</number:currency-symbol>
      <style:map style:condition="value()&gt;=0" style:apply-style-name="N10130P0"/>
    </number:currency-style>
    <number:currency-style style:name="N10132P0" style:volatile="true" number:language="en" number:country="US">
      <number:number number:decimal-places="2" number:min-decimal-places="2" number:min-integer-digits="1" number:grouping="true"/>
      <number:currency-symbol number:language="uz" number:script="Latn" number:country="UZ">soʻm.</number:currency-symbol>
    </number:currency-style>
    <number:currency-style style:name="N10132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uz" number:script="Latn" number:country="UZ">soʻm.</number:currency-symbol>
      <style:map style:condition="value()&gt;=0" style:apply-style-name="N10132P0"/>
    </number:currency-style>
    <number:currency-style style:name="N10134P0" style:volatile="true" number:language="en" number:country="US">
      <number:currency-symbol number:language="pap" number:country="CW">NAf</number:currency-symbol>
      <number:number number:decimal-places="2" number:min-decimal-places="2" number:min-integer-digits="1" number:grouping="true"/>
    </number:currency-style>
    <number:currency-style style:name="N10134" number:language="en" number:country="US">
      <style:text-properties fo:color="#ff0000"/>
      <number:text>-</number:text>
      <number:currency-symbol number:language="pap" number:country="CW">NAf</number:currency-symbol>
      <number:number number:decimal-places="2" number:min-decimal-places="2" number:min-integer-digits="1" number:grouping="true"/>
      <style:map style:condition="value()&gt;=0" style:apply-style-name="N10134P0"/>
    </number:currency-style>
    <number:currency-style style:name="N10136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36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36P0"/>
    </number:currency-style>
    <number:currency-style style:name="N10137P0" style:volatile="true" number:language="en" number:country="US">
      <number:number number:decimal-places="2" number:min-decimal-places="2" number:min-integer-digits="1" number:grouping="true"/>
      <number:text> </number:text>
      <number:currency-symbol>CZK</number:currency-symbol>
    </number:currency-style>
    <number:currency-style style:name="N10137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ZK</number:currency-symbol>
      <style:map style:condition="value()&gt;=0" style:apply-style-name="N1013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OpenEnd_20_5_20_71" draw:display-name="msArrowOpenEnd 5 71" svg:viewBox="0 0 350 350" svg:d="M175 0l175 274-76 76-49-75v75h-101v-75l-49 75-75-7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2:39:06.882074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6" style:display-name="PageStyle_Lis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4" style:display-name="PageStyle_Lis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5" style:display-name="PageStyle_Lis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t</meta:initial-creator>
    <meta:print-date>2012-11-11T15:15:30</meta:print-date>
    <meta:creation-date>2012-10-15T16:36:54</meta:creation-date>
    <dc:date>2024-05-02T13:00:05.591771890</dc:date>
    <meta:generator>LibreOffice/7.6.5.2$Linux_X86_64 LibreOffice_project/60$Build-2</meta:generator>
    <meta:editing-duration>P1DT23H37M54S</meta:editing-duration>
    <meta:editing-cycles>3</meta:editing-cycles>
    <meta:document-statistic meta:table-count="7" meta:cell-count="385" meta:object-count="2"/>
    <meta:user-defined meta:name="AppVersion">15.0300</meta:user-defined>
  </office:meta>
</office:document-meta>
</file>